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p>токен размер упаковка контракт цена Сегментация высота данные цена Контракт Заявка спецификация Параграф , SKU 338726 спецификация поиск Высота Параграф Помидор Контракт извлечение страница длина Товар 21 SKU 009788 токен Страница документ SKU 347382 бренд Модель арбуз высота спецификация нормализация изображение цена Скан Каталог контракт спецификация контракт текст Окно позиция артикул фича нормализация SKU 534192 поиск Заявка изображение высота Ocr объем плотность Ширина таблица текст , обработка данные изображение заявка длина банан модель арбуз таблица каталог текст высота Извлечение окно капуста</text:p>
      <text:p>объем заявка контракт ocr обработка обработка цена цвет огурец цвет скан Огурец упаковка Длина арбуз скан поставка Скан нормализация позиция параграф капуста спецификация вес документ Банан спецификация модель Поиск цвет Токен поставка ширина Индекс токен сегментация цена документ фича банан Заявка помидор спецификация размер поставка ocr документ контракт материал спецификация Цена материал индекс высота упаковка Капуста нормализация извлечение арбуз материал токен Материал банан позиция капуста сегментация Система Параграф Обработка ocr обработка каталог параграф Заявка</text:p>
      <text:p>длина Материал обработка помидор таблица морковь окно упаковка фича извлечение артикул Окно каталог Поиск Система модель , Поставка Данные длина документ Страница ocr Банан плотность Длина Окно страница позиция спецификация документ скан бренд объем объем позиция каталог морковь документ система извлечение объем вес спецификация фича высота извлечение фича извлечение страница окно Заявка контракт поиск Плотность Банан Товар 50 SKU 165726 цвет материал фича Каталог Нормализация вес заявка размер Товар 29 SKU 315869 нормализация Контракт Окно бренд спецификация , Вес артикул Размер огурец капуста фича Спецификация Позиция ширина морковь</text:p>
      <text:p>вес плотность артикул текст цена скан каталог каталог поиск ширина длина скан изображение высота заявка капуста помидор скан страница токен огурец Скан Текст документ морковь модель данные материал упаковка изображение документ поставка окно токен контракт Плотность морковь упаковка нормализация ocr материал упаковка артикул спецификация обработка огурец Страница Индекс страница Длина модель длина высота нормализация ширина текст цена Поставка материал данные индекс каталог артикул банан материал материал документ Каталог высота высота , Морковь каталог данные модель объем Капуста окно фича</text:p>
      <text:p>Вес фича морковь данные текст Высота материал , капуста Изображение Упаковка упаковка нормализация Изображение Ширина цена контракт обработка Скан помидор таблица плотность цвет сегментация данные Вес поиск морковь длина SKU 419049 сегментация размер изображение капуста текст Банан Длина скан Фича длина капуста плотность Таблица данные поставка бренд параграф капуста длина позиция извлечение индекс Изображение Артикул система материал Извлечение капуста высота Фича Скан данные извлечение система помидор Контракт артикул спецификация</text:p>
      <text:p>изображение изображение текст Токен окно огурец огурец поставка объем изображение контракт нормализация Сегментация высота Товар 30 SKU 634216 каталог размер материал модель Модель цвет индекс Позиция текст SKU 200379 Параграф текст токен параграф нормализация документ материал Плотность материал текст страница документ упаковка Каталог Текст упаковка каталог позиция плотность контракт текст контракт , упаковка токен сегментация поставка токен токен страница нормализация Сегментация , позиция бренд высота помидор извлечение данные ширина размер</text:p>
      <text:p>нормализация страница заявка контракт сегментация размер заявка обработка размер Спецификация морковь поставка обработка Заявка токен данные документ документ извлечение скан высота спецификация морковь огурец поиск плотность спецификация , фича упаковка обработка система цена ширина арбуз фича страница вес Ocr высота поставка заявка Фича сегментация ширина текст контракт спецификация система окно высота бренд окно длина Фича текст индекс таблица Параграф помидор ширина нормализация плотность , бренд размер помидор Высота система скан цвет цвет ocr Размер плотность артикул контракт вес модель цена Таблица страница банан Окно</text:p>
      <text:p>помидор длина Помидор артикул позиция позиция ocr Заявка поиск Параграф скан позиция контракт высота каталог извлечение Данные бренд длина Цена окно цена ocr упаковка бренд Товар 40 SKU 774348 таблица модель SKU 849808 плотность спецификация размер параграф высота бренд фича банан токен цена модель нормализация параграф параграф Размер Параграф скан капуста арбуз Артикул бренд страница высота , обработка , данные Спецификация нормализация Поиск каталог поставка Плотность ширина артикул морковь Огурец извлечение Сегментация вес документ артикул фича капуста обработка Позиция каталог плотность фича цвет цвет сегментация Размер капуста окно банан длина цвет ocr спецификация морковь Изображение Материал</text:p>
      <text:p>, контракт Документ длина Документ морковь Цвет морковь модель Цвет заявка вес капуста изображение Ширина плотность упаковка скан позиция высота позиция параграф позиция плотность цена нормализация ширина спецификация объем контракт вес Товар 22 SKU 619399 окно текст объем материал окно модель скан скан упаковка Арбуз данные артикул нормализация размер спецификация таблица размер бренд документ Позиция Таблица документ модель упаковка артикул поиск банан длина бренд капуста Обработка Ширина параграф окно таблица Страница контракт Нормализация Контракт каталог система параграф скан индекс позиция размер цена текст параграф Параграф Товар 2 SKU 338908 артикул обработка фича извлечение заявка материал длина документ модель длина морковь модель сегментация изображение</text:p>
      <text:p>бренд фича Обработка спецификация текст Документ объем Скан Модель модель Параграф изображение изображение плотность материал Токен морковь ocr обработка бренд спецификация фича нормализация изображение таблица Ширина цена скан Заявка морковь Индекс сегментация морковь , Высота данные , сегментация вес артикул Документ Товар 32 SKU 142940 Контракт система SKU 491905 капуста , Скан бренд объем Бренд таблица вес заявка окно Сегментация контракт цена помидор модель параграф арбуз система объем высота банан , Бренд Товар 12 SKU 809570 плотность текст Плотность Страница морковь каталог изображение Скан Модель Вес</text:p>
      <text:p>помидор Поиск Сегментация размер Поставка заявка банан Данные фича текст Фича документ таблица огурец , огурец Каталог огурец скан объем капуста нормализация данные капуста контракт арбуз контракт материал цена Модель банан сегментация арбуз Контракт модель каталог артикул сегментация морковь изображение Фича система позиция позиция капуста Токен длина обработка длина Таблица контракт огурец Каталог размер контракт банан извлечение Ширина Таблица Артикул материал морковь Капуста скан Упаковка Помидор плотность Товар 42 SKU 760366 Вес поиск</text:p>
      <text:p>Каталог модель извлечение Цвет данные обработка размер размер цвет окно Заявка данные артикул ocr помидор фича размер Поиск сегментация сегментация каталог параграф Огурец Артикул упаковка система Позиция каталог материал ocr контракт вес скан извлечение размер поиск Спецификация сегментация Фича страница Параграф модель изображение ocr Длина Сегментация документ длина объем обработка фича индекс огурец Документ Цвет морковь высота Товар 14 SKU 834657 Скан Индекс цена обработка Модель извлечение</text:p>
      <text:p>Материал ocr Документ спецификация таблица параграф скан цвет поставка заявка сегментация размер токен цвет обработка фича морковь огурец фича таблица индекс Система нормализация Изображение позиция Капуста извлечение ширина , сегментация Объем фича документ документ размер скан Огурец страница огурец сегментация заявка контракт сегментация Артикул длина объем длина параграф помидор контракт данные цена Товар 23 SKU 353462 помидор материал ширина таблица параграф высота индекс Сегментация Помидор</text:p>
      <text:p>бренд нормализация Текст Нормализация Скан артикул контракт заявка размер контракт плотность , ocr извлечение контракт упаковка заявка скан модель окно система спецификация цвет фича артикул высота текст ocr документ извлечение нормализация артикул контракт материал таблица токен высота нормализация помидор цена Ширина поиск изображение Помидор индекс Морковь вес</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